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9877" officeooo:paragraph-rsid="00139877"/>
    </style:style>
    <style:style style:name="P2" style:family="paragraph" style:parent-style-name="Standard">
      <style:paragraph-properties fo:text-align="justify" style:justify-single-word="false"/>
      <style:text-properties officeooo:rsid="00139877" officeooo:paragraph-rsid="000c135f"/>
    </style:style>
    <style:style style:name="P3" style:family="paragraph" style:parent-style-name="Standard">
      <style:paragraph-properties fo:text-align="justify" style:justify-single-word="false"/>
      <style:text-properties officeooo:rsid="00139877" officeooo:paragraph-rsid="002972b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2b46" officeooo:paragraph-rsid="001b696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a2b46" officeooo:paragraph-rsid="001cb5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baa83" officeooo:paragraph-rsid="001baa8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baa83" officeooo:paragraph-rsid="001e7ea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b52a" officeooo:paragraph-rsid="001cb52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e7ea3" officeooo:paragraph-rsid="001e7ea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797c6" officeooo:paragraph-rsid="000797c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16da" officeooo:paragraph-rsid="001916d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baa83" officeooo:paragraph-rsid="001baa8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797c6" officeooo:paragraph-rsid="000797c6"/>
    </style:style>
    <style:style style:name="P14" style:family="paragraph" style:parent-style-name="Standard">
      <style:paragraph-properties fo:text-align="justify" style:justify-single-word="false"/>
      <style:text-properties officeooo:rsid="000797c6" officeooo:paragraph-rsid="0008d5e7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rsid="000c135f" officeooo:paragraph-rsid="000c135f"/>
    </style:style>
    <style:style style:name="P17" style:family="paragraph" style:parent-style-name="Standard">
      <style:paragraph-properties fo:text-align="justify" style:justify-single-word="false"/>
      <style:text-properties officeooo:rsid="002972bd" officeooo:paragraph-rsid="002972bd"/>
    </style:style>
    <style:style style:name="P18" style:family="paragraph" style:parent-style-name="Standard">
      <style:paragraph-properties fo:text-align="justify" style:justify-single-word="false" fo:break-before="page"/>
      <style:text-properties fo:font-weight="bold" officeooo:rsid="001916da" officeooo:paragraph-rsid="001916da" style:font-weight-asian="bold" style:font-weight-complex="bold"/>
    </style:style>
    <style:style style:name="T1" style:family="text">
      <style:text-properties officeooo:rsid="000797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855" style:font-weight-asian="bold" style:font-weight-complex="bold"/>
    </style:style>
    <style:style style:name="T4" style:family="text">
      <style:text-properties fo:font-weight="bold" officeooo:rsid="00139877" style:font-weight-asian="bold" style:font-weight-complex="bold"/>
    </style:style>
    <style:style style:name="T5" style:family="text">
      <style:text-properties fo:font-weight="bold" officeooo:rsid="002972bd" style:font-weight-asian="bold" style:font-weight-complex="bold"/>
    </style:style>
    <style:style style:name="T6" style:family="text">
      <style:text-properties officeooo:rsid="0008d5e7"/>
    </style:style>
    <style:style style:name="T7" style:family="text">
      <style:text-properties officeooo:rsid="000f7bf7"/>
    </style:style>
    <style:style style:name="T8" style:family="text">
      <style:text-properties officeooo:rsid="0012a85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a855" style:font-weight-asian="normal" style:font-weight-complex="normal"/>
    </style:style>
    <style:style style:name="T11" style:family="text">
      <style:text-properties fo:font-weight="normal" officeooo:rsid="001b696d" style:font-weight-asian="normal" style:font-weight-complex="normal"/>
    </style:style>
    <style:style style:name="T12" style:family="text">
      <style:text-properties fo:font-weight="normal" officeooo:rsid="001cb52a" style:font-weight-asian="normal" style:font-weight-complex="normal"/>
    </style:style>
    <style:style style:name="T13" style:family="text">
      <style:text-properties fo:font-weight="normal" officeooo:rsid="001e7ea3" style:font-weight-asian="normal" style:font-weight-complex="normal"/>
    </style:style>
    <style:style style:name="T14" style:family="text">
      <style:text-properties fo:font-weight="normal" officeooo:rsid="001fd66a" style:font-weight-asian="normal" style:font-weight-complex="normal"/>
    </style:style>
    <style:style style:name="T15" style:family="text">
      <style:text-properties fo:font-weight="normal" officeooo:rsid="002314d3" style:font-weight-asian="normal" style:font-weight-complex="normal"/>
    </style:style>
    <style:style style:name="T16" style:family="text">
      <style:text-properties fo:font-weight="normal" officeooo:rsid="0024000f" style:font-weight-asian="normal" style:font-weight-complex="normal"/>
    </style:style>
    <style:style style:name="T17" style:family="text">
      <style:text-properties fo:font-weight="normal" officeooo:rsid="00248d49" style:font-weight-asian="normal" style:font-weight-complex="normal"/>
    </style:style>
    <style:style style:name="T18" style:family="text">
      <style:text-properties fo:font-weight="normal" officeooo:rsid="00270246" style:font-weight-asian="normal" style:font-weight-complex="normal"/>
    </style:style>
    <style:style style:name="T19" style:family="text">
      <style:text-properties fo:font-weight="normal" officeooo:rsid="0027b81a" style:font-weight-asian="normal" style:font-weight-complex="normal"/>
    </style:style>
    <style:style style:name="T20" style:family="text">
      <style:text-properties fo:font-weight="normal" officeooo:rsid="002d0890" style:font-weight-asian="normal" style:font-weight-complex="normal"/>
    </style:style>
    <style:style style:name="T21" style:family="text">
      <style:text-properties fo:font-weight="normal" officeooo:rsid="002e4c74" style:font-weight-asian="normal" style:font-weight-complex="normal"/>
    </style:style>
    <style:style style:name="T22" style:family="text">
      <style:text-properties officeooo:rsid="0012ae3f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officeooo:rsid="00139877"/>
    </style:style>
    <style:style style:name="T25" style:family="text">
      <style:text-properties officeooo:rsid="00153f92"/>
    </style:style>
    <style:style style:name="T26" style:family="text">
      <style:text-properties officeooo:rsid="0017b1dd"/>
    </style:style>
    <style:style style:name="T27" style:family="text">
      <style:text-properties officeooo:rsid="001b696d"/>
    </style:style>
    <style:style style:name="T28" style:family="text">
      <style:text-properties officeooo:rsid="002a5472"/>
    </style:style>
    <style:style style:name="T29" style:family="text">
      <style:text-properties officeooo:rsid="002b13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ymagania funkcjonalne:</text:p>
      <text:p text:style-name="P13"/>
      <text:p text:style-name="P13"><text:span text:style-name="T2">1.</text:span> Aplikacja będzie umożliwiała użytkownikowi rozegranie partii szachów na standardowej szachownicy o rozmiarze 8 na 8 pól.</text:p>
      <text:p text:style-name="P13"/>
      <text:p text:style-name="P13"><text:span text:style-name="T2">2.</text:span> Na szachownicy będą mogły pojawić się wszystkie dozwolone bierki (pion, wieża, skoczek, goniec, hetman, król), poruszające się po planszy zgodnie z powszechnie panującymi zasadami </text:p>
      <text:p text:style-name="P13">(<text:a xlink:type="simple" xlink:href="https://pl.wikipedia.org/wiki/Zasady_gry_w_szachy#Podstawowe_ruchy" text:style-name="Internet_20_link" text:visited-style-name="Visited_20_Internet_20_Link">https://pl.wikipedia.org/wiki/Zasady_gry_w_szachy#Podstawowe_ruchy</text:a>).</text:p>
      <text:p text:style-name="P13"/>
      <text:p text:style-name="P14"><text:span text:style-name="T2">3.</text:span> Aplikacja będzie pilnowała tzw. "legalności" ruchów, biorąc pod uwagę komplikacje spowodowane specjalnymi manewrami: roszadą (<text:a xlink:type="simple" xlink:href="https://pl.wikipedia.org/wiki/Roszada" text:style-name="Internet_20_link" text:visited-style-name="Visited_20_Internet_20_Link">https://pl.wikipedia.org/wiki/Roszada</text:a>), en passantem </text:p>
      <text:p text:style-name="P15"><text:span text:style-name="T1">(</text:span><text:a xlink:type="simple" xlink:href="https://pl.wikipedia.org/wiki/Pion_(szachy)#Bicie_w_przelocie" text:style-name="Internet_20_link" text:visited-style-name="Visited_20_Internet_20_Link"><text:span text:style-name="T1">https://pl.wikipedia.org/wiki/Pion_(szachy)#Bicie_w_przelocie</text:span></text:a><text:span text:style-name="T1">), promocją (pion przechodzi na 1. rząd w przypadku czarnych lub 8. rząd w przypadku białych i może zamienić się w wieżę, skoczka, gońca lub hetmana) i szachem (</text:span><text:span text:style-name="T23">bierka atakuje króla</text:span><text:span text:style-name="T1">).</text:span></text:p>
      <text:p text:style-name="P13"/>
      <text:p text:style-name="P13"><text:span text:style-name="T2">4.</text:span> Użytkownik może rozgrywać partię z innym użytkownikiem (offline) lub <text:span text:style-name="T8">(</text:span><text:span text:style-name="T3">nieobowiązkowe</text:span><text:span text:style-name="T10">) </text:span><text:span text:style-name="T9">z</text:span> prostym botem na wybranym poziomie trudności.</text:p>
      <text:p text:style-name="P13"/>
      <text:p text:style-name="P3"><text:span text:style-name="T5">5.</text:span> Użytkownik będzie miał możliwość wyboru czasu przeznaczonego na wykonanie wszystkich ruchów (np. 3+1, 30+0, 5+2 – <text:span text:style-name="T26">pierwsza wartość oznacza liczbę minut przeznaczoną na całą grę, a wartość po „+” oznacza liczbę sekund dodaną do zegara po wykonaniu każdego ruchu</text:span>).</text:p>
      <text:p text:style-name="P13"/>
      <text:p text:style-name="P13"><text:span text:style-name="T5">6</text:span><text:span text:style-name="T2">.</text:span> Aplikacja będzie automatycznie kończyć rozgrywkę w przypadku:</text:p>
      <text:p text:style-name="P13">a) zmatowania króla (<text:span text:style-name="T22">gracz jest w szachu i nie ma legalnych ruchów</text:span>),</text:p>
      <text:p text:style-name="P13">b) pozycji patowej (<text:span text:style-name="T22">gracz nie jest w szachu i nie ma legalnych ruchów</text:span>),</text:p>
      <text:p text:style-name="P13">c) niewystarczającego "materiału" do zmatowania (np. król i goniec nie są w stanie zmatować króla przeciwnika; jeśli na planszy zostały tylko te 3 bierki, to nie ma sensu kontynuować rozgrywki),</text:p>
      <text:p text:style-name="P17">d) upłynięcia czasu przeznaczonego na rozgrywkę (gracz, którego zegar wybił zero przegrywa, chyba, że <text:span text:style-name="T28">przeciwnik nie posiada wystarczającego materiału do zmatowania – wówczas zostaje ogłoszony remis</text:span>). </text:p>
      <text:p text:style-name="P13"/>
      <text:p text:style-name="P13"><text:span text:style-name="T5">7</text:span><text:span text:style-name="T2">.</text:span> Użytkownik może w dowolnym momencie zaproponować remis, <text:span text:style-name="T6">który </text:span>zostanie ogłoszony, jeśli:</text:p>
      <text:p text:style-name="P13">a) dojdzie do pozycji opisanych w punktach <text:span text:style-name="T28">6</text:span>b, <text:span text:style-name="T28">6</text:span>c <text:span text:style-name="T29">lub 6d</text:span>,</text:p>
      <text:p text:style-name="P13">b) gracze się na niego zgodzą,</text:p>
      <text:p text:style-name="P13">c) identyczna pozycja powtórzy się na szachownicy 3 razy i jeden z graczy zaproponuje remis,</text:p>
      <text:p text:style-name="P13">d) w czasie wykonania ostatnich 50 ruchów (50 ruchów jednego gracza i 50 ruchów drugiego) nie nastąpiło ani żadne zbicie, ani ruch pionem i jeden z graczy zaproponuje remis. - <text:span text:style-name="T7">widoczność</text:span></text:p>
      <text:p text:style-name="P13"/>
      <text:p text:style-name="P13"><text:span text:style-name="T5">8</text:span><text:span text:style-name="T2">.</text:span> Każdą pozycję będzie można wyeksportować do notacji Forsytha-Edwardsa (FEN) (<text:a xlink:type="simple" xlink:href="https://pl.wikipedia.org/wiki/Notacja_Forsytha-Edwardsa" text:style-name="Internet_20_link" text:visited-style-name="Visited_20_Internet_20_Link">https://pl.wikipedia.org/wiki/Notacja_Forsytha-Edwardsa</text:a>).</text:p>
      <text:p text:style-name="P13"/>
      <text:p text:style-name="P13"><text:span text:style-name="T5">9</text:span><text:span text:style-name="T2">.</text:span> Rozegraną partię będzie można wyeksportować do formatu PGN (<text:a xlink:type="simple" xlink:href="https://pl.wikipedia.org/wiki/Portable_Game_Notation" text:style-name="Internet_20_link" text:visited-style-name="Visited_20_Internet_20_Link">https://pl.wikipedia.org/wiki/Portable_Game_Notation</text:a>).</text:p>
      <text:p text:style-name="P13"/>
      <text:p text:style-name="P13"><text:span text:style-name="T5">10</text:span><text:span text:style-name="T2">.</text:span> Partię będzie można rozpocząć z dowolnej prawidłowej pozycji w FEN.</text:p>
      <text:p text:style-name="P13"/>
      <text:p text:style-name="P13"><text:span text:style-name="T2">1</text:span><text:span text:style-name="T5">1</text:span><text:span text:style-name="T2">.</text:span> Użytkownik będzie miał możliwość cofnięcia swojego ostatniego ruchu.</text:p>
      <text:p text:style-name="P13"/>
      <text:p text:style-name="P13"><text:span text:style-name="T2">1</text:span><text:span text:style-name="T5">2</text:span><text:span text:style-name="T2">.</text:span> Użytkownik będzie dokonywał ruchów poprzez:</text:p>
      <text:p text:style-name="P13">a) naciśnięcie na bierkę i wybranie docelowego pola,</text:p>
      <text:p text:style-name="P13">b) przeciągnięcie bierki na docelowe pole.</text:p>
      <text:p text:style-name="P13"><text:soft-page-break/></text:p>
      <text:p text:style-name="P2"/>
      <text:p text:style-name="P16"/>
      <text:p text:style-name="P16"><text:span text:style-name="T4">1</text:span><text:span text:style-name="T5">3</text:span><text:span text:style-name="T24">. Użytkownik będzie miał możliwość w</text:span>yb<text:span text:style-name="T24">oru strony (białe, czarne, losowe).</text:span></text:p>
      <text:p text:style-name="P16"/>
      <text:p text:style-name="P16"><text:span text:style-name="T4">1</text:span><text:span text:style-name="T5">4</text:span><text:span text:style-name="T24">. (</text:span><text:span text:style-name="T4">nieobowiązkowe</text:span><text:span text:style-name="T24">) Użytkownik będzie miał m</text:span>ożliwość włączenia podpowiedzi – <text:span text:style-name="T24">najlepszy ruch pokazany strzałką.</text:span></text:p>
      <text:p text:style-name="P1"/>
      <text:p text:style-name="P1">Odrzucone:</text:p>
      <text:p text:style-name="P1"/>
      <text:p text:style-name="P1"><text:span text:style-name="T2">15</text:span>. Księga otwarć – potrzebna potężna moc obliczeniowa do wygenerowania poprawnej <text:span text:style-name="T25">sekwencji ruchów.</text:span></text:p>
      <text:p text:style-name="P1"/>
      <text:p text:style-name="P1"><text:span text:style-name="T2">16</text:span>. Animacja przy wygranej użytkownika – mała istotność.</text:p>
      <text:p text:style-name="P18">Wymagania niefunkcjonalne</text:p>
      <text:p text:style-name="P11"/>
      <text:p text:style-name="P4">1. <text:span text:style-name="T11">Wydajność: wszystkie operacje wykonywane w tle, jak np. przeprowadzenie walidacji dostępnych ruchów, będą przeprowadzane bez zauważalnego dla użytkownika opóźnienia, umożliwiając płynne działanie aplikacji.</text:span></text:p>
      <text:p text:style-name="P4"/>
      <text:p text:style-name="P5"><text:span text:style-name="T27">2. </text:span><text:span text:style-name="T11">Kompatybilność: </text:span><text:span text:style-name="T16">a</text:span><text:span text:style-name="T11">plikacja jest pisana w języku Java, gwarantującym pełną wieloplatformowość (cross-platform), a co za tym idzie, identyczne funkcjonowanie niezależnie od systemu operacyjnego </text:span><text:span text:style-name="T21">(testowanie na Windowsie i Ubuntu).</text:span></text:p>
      <text:p text:style-name="P5"/>
      <text:p text:style-name="P6">3. <text:span text:style-name="T9">Niezawodność:</text:span></text:p>
      <text:p text:style-name="P6"><text:span text:style-name="T9">a) aplikacja będzie tolerancyjna na błędy użytkownika (jak np. wprowadzenie nieprawidłowej pozycji w FEN </text:span><text:span text:style-name="T12">lub</text:span><text:span text:style-name="T9"> przeciągnięcie bierki na nie</text:span><text:span text:style-name="T12">dozwolone</text:span><text:span text:style-name="T9"> pole), </text:span><text:span text:style-name="T12">które nie będą zatrzymywały </text:span><text:span text:style-name="T17">jej</text:span><text:span text:style-name="T12"> działania</text:span><text:span text:style-name="T20">,</text:span><text:span text:style-name="T21"> a powracały do ostatniego poprawnego stanu</text:span><text:span text:style-name="T9">,</text:span></text:p>
      <text:p text:style-name="P12">b) aplikacja będzie odtwarzalna – w przypadku wystąpienia krytycznego błędu powodującego zatrzymanie działania aplikacji stan gry zostanie zapisany, dzięki czemu użytkownik nie straci danych.</text:p>
      <text:p text:style-name="P6"/>
      <text:p text:style-name="P7">4. <text:span text:style-name="T9">Użyteczność:</text:span></text:p>
      <text:p text:style-name="P7"><text:span text:style-name="T13">a) </text:span><text:span text:style-name="T9">aplikacja będzie wyposażona w pełny interfejs graficzny użytkownika (GUI), symulujący prawdziwą szachownicę i gwarantujący intuicyjność obsługi (każdy komponent </text:span><text:span text:style-name="T14">będzie miał</text:span><text:span text:style-name="T9"> jasne oznaczenie),</text:span></text:p>
      <text:p text:style-name="P9"><text:span text:style-name="T9">b) ponadto użytkownik będzie mógł dostosować rozmiar okna aplikacji do swoich potrzeb (komponent</text:span><text:span text:style-name="T14">y</text:span><text:span text:style-name="T9"> graficzn</text:span><text:span text:style-name="T14">e</text:span><text:span text:style-name="T9"> będ</text:span><text:span text:style-name="T14">ą</text:span><text:span text:style-name="T9"> skalowaln</text:span><text:span text:style-name="T14">e</text:span><text:span text:style-name="T9">).</text:span></text:p>
      <text:p text:style-name="P6"/>
      <text:p text:style-name="P8">5. <text:span text:style-name="T9">Możliwość rozbudowy: wszystkie mechanizmy działania aplikacji będą implementowane w sposób dynamiczny, umożliwiając prost</text:span><text:span text:style-name="T15">e dodawanie</text:span><text:span text:style-name="T9"> nowych funkcjonalności (jak np. rozszerz</text:span><text:span text:style-name="T17">a</text:span><text:span text:style-name="T9">nie szachownicy z 8x8 </text:span><text:span text:style-name="T18">p</text:span><text:span text:style-name="T19">ól</text:span><text:span text:style-name="T18"> </text:span><text:span text:style-name="T9">na 9x12 lub </text:span><text:span text:style-name="T15">tworzenie</text:span><text:span text:style-name="T9"> niestandardowy</text:span><text:span text:style-name="T18">ch</text:span><text:span text:style-name="T9"> bierek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7:59:52.960000000</meta:creation-date>
    <dc:date>2022-05-05T01:20:34.861000000</dc:date>
    <meta:editing-duration>PT7H49M43S</meta:editing-duration>
    <meta:editing-cycles>32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40" meta:word-count="599" meta:character-count="4663" meta:non-whitespace-character-count="4095"/>
  </office:meta>
</office:document-meta>
</file>